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497cm" fo:min-width="0cm"/>
    </style:style>
    <style:style style:name="gr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864cm" fo:min-width="0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957cm" fo:min-width="4.453cm" fo:wrap-option="no-wrap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6.752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1pt"/>
    </style:style>
    <style:style style:name="P6" style:family="paragraph">
      <loext:graphic-properties draw:fill-color="#ffff99"/>
      <style:paragraph-properties fo:text-align="start"/>
      <style:text-properties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64cm" svg:height="0.962cm" svg:x="12.618cm" svg:y="1cm">
          <draw:text-box>
            <text:p><text:span text:style-name="T1">Mô tả dữ liệu</text:span></text:p>
          </draw:text-box>
        </draw:frame>
        <draw:frame draw:style-name="gr2" draw:text-style-name="P3" draw:layer="layout" svg:width="7.331cm" svg:height="7.747cm" svg:x="2.619cm" svg:y="5.572cm">
          <draw:text-box>
            <text:p text:style-name="P2"><text:span text:style-name="T2">BangGiaInGiaCong</text:span></text:p>
            <text:list text:style-name="L1">
              <text:list-item>
                <text:p><text:span text:style-name="T3">id</text:span></text:p>
              </text:list-item>
              <text:list-item>
                <text:p><text:span text:style-name="T3">Ten</text:span></text:p>
              </text:list-item>
              <text:list-item>
                <text:p><text:span text:style-name="T3">DienGiai</text:span></text:p>
              </text:list-item>
              <text:list-item>
                <text:p><text:span text:style-name="T3">PhiCaiDat</text:span></text:p>
              </text:list-item>
              <text:list-item>
                <text:p><text:span text:style-name="T3">PhiHaoNVLCaiDat</text:span></text:p>
              </text:list-item>
              <text:list-item>
                <text:p><text:span text:style-name="T3">PhiToiThieu</text:span></text:p>
              </text:list-item>
              <text:list-item>
                <text:p><text:span text:style-name="T3">DaySoLuong</text:span></text:p>
              </text:list-item>
              <text:list-item>
                <text:p><text:span text:style-name="T3">DayGia</text:span></text:p>
              </text:list-item>
              <text:list-item>
                <text:p><text:span text:style-name="T3">DonViTinh</text:span></text:p>
              </text:list-item>
              <text:list-item>
                <text:p><text:span text:style-name="T3">ThuTu</text:span></text:p>
              </text:list-item>
              <text:list-item>
                <text:p><text:span text:style-name="T3">KhongSuDung</text:span></text:p>
              </text:list-item>
              <text:list-item>
                <text:p><text:span text:style-name="T3">LoaiBangGia</text:span></text:p>
              </text:list-item>
              <text:list-item>
                <text:p><text:span text:style-name="T3">SoLuongBao</text:span></text:p>
              </text:list-item>
            </text:list>
            <text:p><text:span text:style-name="T3"/></text:p>
          </draw:text-box>
        </draw:frame>
        <draw:frame draw:style-name="gr3" draw:text-style-name="P4" draw:layer="layout" svg:width="5.969cm" svg:height="6.939cm" svg:x="16.113cm" svg:y="2.506cm">
          <draw:text-box>
            <text:p><text:span text:style-name="T4">NiemYietGiaInGiaCongThanhPham</text:span></text:p>
            <text:list text:style-name="L1">
              <text:list-item>
                <text:p text:style-name="P2"><text:span text:style-name="T5">id</text:span></text:p>
              </text:list-item>
              <text:list-item>
                <text:p text:style-name="P2"><text:span text:style-name="T5">Ten</text:span></text:p>
              </text:list-item>
              <text:list-item>
                <text:p text:style-name="P2"><text:span text:style-name="T5">DienGiai</text:span></text:p>
              </text:list-item>
              <text:list-item>
                <text:p text:style-name="P2"><text:span text:style-name="T5">IdBangGia</text:span></text:p>
              </text:list-item>
              <text:list-item>
                <text:p text:style-name="P2"><text:span text:style-name="T5">IdHangKhachHang</text:span></text:p>
              </text:list-item>
              <text:list-item>
                <text:p text:style-name="P2"><text:span text:style-name="T5">ThuTu</text:span></text:p>
              </text:list-item>
              <text:list-item>
                <text:p text:style-name="P2"><text:span text:style-name="T5">KhongSuDung</text:span></text:p>
              </text:list-item>
              <text:list-item>
                <text:p text:style-name="P2"><text:span text:style-name="T5">LoaiThanhPham</text:span></text:p>
                <text:p text:style-name="P2"><text:span text:style-name="T5"/></text:p>
              </text:list-item>
            </text:list>
            <text:p><text:span text:style-name="T3"/></text:p>
          </draw:text-box>
        </draw:frame>
        <draw:custom-shape draw:style-name="gr4" draw:text-style-name="P6" draw:layer="layout" svg:width="4.953cm" svg:height="5.207cm" svg:x="10.779cm" svg:y="9.255cm">
          <text:p text:style-name="P5">- Phí tối thiểu là tổng trị<text:line-break/>giá của đơn hàng nếu<text:line-break/>nhỏ hơn thì lấy nó.</text:p>
          <text:p text:style-name="P5">- Số lượng bao: tổng trị<text:line-break/>giá bao gồm 1 số lượng<text:line-break/>nhất định. Giá sẽ tính<text:line-break/>cho số lượng dôi dư</text:p>
          <text:p text:style-name="P5"/>
          <draw:enhanced-geometry svg:viewBox="0 0 21600 21600" draw:mirror-horizontal="false" draw:type="line-callout-2" draw:modifiers="-14933.3871618894 -4736.40552995392 -3600 4000 -1090.02825999193 2301.8433179723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" draw:text-style-name="P4" draw:layer="layout" svg:width="5.969cm" svg:height="7.002cm" svg:x="4.175cm" svg:y="14.335cm">
          <draw:text-box>
            <text:p><text:span text:style-name="T4">LoaiThanhPham</text:span></text:p>
            <text:list text:style-name="L1">
              <text:list-item>
                <text:p text:style-name="P2"><text:span text:style-name="T5">Ma</text:span></text:p>
              </text:list-item>
              <text:list-item>
                <text:p text:style-name="P2"><text:span text:style-name="T5">Ten</text:span></text:p>
                <text:p text:style-name="P2"><text:span text:style-name="T5"/></text:p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4.464cm" svg:height="0.962cm" svg:x="7.35cm" svg:y="1.254cm">
          <draw:text-box>
            <text:p><text:span text:style-name="T1">Mô tả dữ liệ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2-17T04:18:35.386000000</dc:date>
    <meta:editing-duration>PT7H18M</meta:editing-duration>
    <meta:editing-cycles>77</meta:editing-cycles>
    <meta:document-statistic meta:object-count="6"/>
  </office:meta>
</office:document-meta>
</file>